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3cm" svg:stroke-color="#333333" draw:marker-start="Arrow" draw:marker-start-width="0.75cm" draw:marker-end="Arrow" draw:marker-end-width="0.75cm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dd4814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width="0cm" svg:stroke-color="#333333" draw:fill="solid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svg:stroke-color="#dd4814" draw:marker-start="Arrow" draw:marker-start-width="0.3cm" draw:marker-end="Arrow" draw:marker-end-width="0.3cm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333333"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'Arial Black'" style:font-pitch="variable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family="'Arial Black'" style:font-pitch="variabl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76cm" svg:height="3.4cm" svg:x="22.656cm" svg:y="5.3cm">
          <text:p text:style-name="P1"><text:span text:style-name="T1">Server D</text:span>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5.376cm" svg:height="3.4cm" svg:x="22.656cm" svg:y="11.5cm">
          <text:p text:style-name="P1"><text:span text:style-name="T1">Server E</text:span>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25.168cm" svg:y1="12cm" svg:x2="25.168cm" svg:y2="8.6cm">
          <text:p/>
        </draw:line>
        <draw:custom-shape draw:style-name="gr3" draw:text-style-name="P1" draw:layer="layout" svg:width="1.632cm" svg:height="1.7cm" svg:x="27.936cm" svg:y="17.5cm">
          <text:p/>
          <draw:enhanced-geometry svg:viewBox="0 0 21600 21600" draw:glue-points="10800 0 3163 3163 0 10800 3163 18437 10800 21600 18437 18437 21600 10800 18437 3163" draw:text-areas="3163 3163 18437 18437" draw:mirror-horizontal="tru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632cm" svg:height="1.7cm" svg:x="25.824cm" svg:y="17.5cm">
          <text:p/>
          <draw:enhanced-geometry svg:viewBox="0 0 21600 21600" draw:glue-points="10800 0 3163 3163 0 10800 3163 18437 10800 21600 18437 18437 21600 10800 18437 3163" draw:text-areas="3163 3163 18437 18437" draw:mirror-horizontal="tru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632cm" svg:height="1.7cm" svg:x="23.712cm" svg:y="17.5cm">
          <text:p/>
          <draw:enhanced-geometry svg:viewBox="0 0 21600 21600" draw:glue-points="10800 0 3163 3163 0 10800 3163 18437 10800 21600 18437 18437 21600 10800 18437 3163" draw:text-areas="3163 3163 18437 18437" draw:mirror-horizontal="tru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632cm" svg:height="1.7cm" svg:x="21.6cm" svg:y="17.5cm">
          <text:p/>
          <draw:enhanced-geometry svg:viewBox="0 0 21600 21600" draw:glue-points="10800 0 3163 3163 0 10800 3163 18437 10800 21600 18437 18437 21600 10800 18437 3163" draw:text-areas="3163 3163 18437 18437" draw:mirror-horizontal="tru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28.704cm" svg:y1="17.4cm" svg:x2="27.264cm" svg:y2="14.9cm">
          <text:p/>
        </draw:line>
        <draw:line draw:style-name="gr4" draw:text-style-name="P1" draw:layer="layout" svg:x1="26.688cm" svg:y1="17.5cm" svg:x2="26.112cm" svg:y2="14.9cm">
          <text:p/>
        </draw:line>
        <draw:line draw:style-name="gr4" draw:text-style-name="P1" draw:layer="layout" svg:x1="24.48cm" svg:y1="17.5cm" svg:x2="25.248cm" svg:y2="15cm">
          <text:p/>
        </draw:line>
        <draw:line draw:style-name="gr4" draw:text-style-name="P1" draw:layer="layout" svg:x1="22.464cm" svg:y1="17.4cm" svg:x2="24.192cm" svg:y2="15cm">
          <text:p/>
        </draw:line>
        <draw:custom-shape draw:style-name="gr5" draw:text-style-name="P3" draw:layer="layout" svg:width="3.552cm" svg:height="1.4cm" svg:x="26.668cm" svg:y="2.6cm">
          <text:p text:style-name="P1"><text:span text:style-name="T2">NickServ</text:span>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1" draw:layer="layout" svg:x1="28.368cm" svg:y1="4cm" svg:x2="26.468cm" svg:y2="5.5cm">
          <text:p/>
        </draw:line>
        <draw:custom-shape draw:style-name="gr6" draw:text-style-name="P2" draw:layer="layout" svg:width="5.6cm" svg:height="3.4cm" svg:x="3.3cm" svg:y="3.4cm">
          <text:p text:style-name="P1"><text:span text:style-name="T1">Server 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5.6cm" svg:height="3.4cm" svg:x="3.3cm" svg:y="11.4cm">
          <text:p text:style-name="P1"><text:span text:style-name="T1">Server 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5.6cm" svg:height="3.4cm" svg:x="10.8cm" svg:y="7.1cm">
          <text:p text:style-name="P1"><text:span text:style-name="T1">Server 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8.6cm" svg:y1="13.1cm" svg:x2="13.5cm" svg:y2="10.5cm">
          <text:p/>
        </draw:line>
        <draw:custom-shape draw:style-name="gr7" draw:text-style-name="P1" draw:layer="layout" svg:width="1.7cm" svg:height="1.7cm" svg:x="1.7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3.9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6.1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8.3cm" svg:y="1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2.5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4.8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7.2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17.5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17.5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17.5cm" svg:y="8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1.7cm" svg:height="1.7cm" svg:x="17.5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3.3cm" svg:y1="7.9cm" svg:x2="4.4cm" svg:y2="6.8cm">
          <text:p/>
        </draw:line>
        <draw:line draw:style-name="gr4" draw:text-style-name="P1" draw:layer="layout" svg:x1="5.7cm" svg:y1="6.8cm" svg:x2="5.6cm" svg:y2="8.1cm">
          <text:p/>
        </draw:line>
        <draw:line draw:style-name="gr4" draw:text-style-name="P1" draw:layer="layout" svg:x1="6.7cm" svg:y1="6.8cm" svg:x2="8cm" svg:y2="8.1cm">
          <text:p/>
        </draw:line>
        <draw:line draw:style-name="gr4" draw:text-style-name="P1" draw:layer="layout" svg:x1="17.5cm" svg:y1="4.6cm" svg:x2="16.3cm" svg:y2="7cm">
          <text:p/>
        </draw:line>
        <draw:line draw:style-name="gr4" draw:text-style-name="P1" draw:layer="layout" svg:x1="17.5cm" svg:y1="6.8cm" svg:x2="16.4cm" svg:y2="7.7cm">
          <text:p/>
        </draw:line>
        <draw:line draw:style-name="gr4" draw:text-style-name="P1" draw:layer="layout" svg:x1="17.5cm" svg:y1="9.2cm" svg:x2="16.4cm" svg:y2="8.5cm">
          <text:p/>
        </draw:line>
        <draw:line draw:style-name="gr4" draw:text-style-name="P1" draw:layer="layout" svg:x1="17.6cm" svg:y1="10.9cm" svg:x2="16.4cm" svg:y2="9.6cm">
          <text:p/>
        </draw:line>
        <draw:line draw:style-name="gr4" draw:text-style-name="P1" draw:layer="layout" svg:x1="2.6cm" svg:y1="17.3cm" svg:x2="4.1cm" svg:y2="14.8cm">
          <text:p/>
        </draw:line>
        <draw:line draw:style-name="gr4" draw:text-style-name="P1" draw:layer="layout" svg:x1="4.7cm" svg:y1="17.4cm" svg:x2="5.3cm" svg:y2="14.8cm">
          <text:p/>
        </draw:line>
        <draw:line draw:style-name="gr4" draw:text-style-name="P1" draw:layer="layout" svg:x1="7cm" svg:y1="17.4cm" svg:x2="6.2cm" svg:y2="14.9cm">
          <text:p/>
        </draw:line>
        <draw:line draw:style-name="gr4" draw:text-style-name="P1" draw:layer="layout" svg:x1="9.1cm" svg:y1="17.3cm" svg:x2="7.3cm" svg:y2="14.9cm">
          <text:p/>
        </draw:line>
        <draw:custom-shape draw:style-name="gr9" draw:text-style-name="P3" draw:layer="layout" svg:width="3.7cm" svg:height="1.4cm" svg:x="10.8cm" svg:y="2.9cm">
          <text:p text:style-name="P1"><text:span text:style-name="T2">NickServ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1" draw:layer="layout" svg:x1="10.8cm" svg:y1="3.7cm" svg:x2="8.6cm" svg:y2="4.2cm">
          <text:p/>
        </draw:line>
        <draw:custom-shape draw:style-name="gr3" draw:text-style-name="P1" draw:layer="layout" svg:width="1.7cm" svg:height="1.7cm" svg:x="29.268cm" svg:y="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.7cm" svg:height="1.7cm" svg:x="29.268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29.268cm" svg:y1="6cm" svg:x2="28.168cm" svg:y2="6.9cm">
          <text:p/>
        </draw:line>
        <draw:line draw:style-name="gr4" draw:text-style-name="P1" draw:layer="layout" svg:x1="29.268cm" svg:y1="8.4cm" svg:x2="28.168cm" svg:y2="7.7cm">
          <text:p/>
        </draw:line>
        <draw:line draw:style-name="gr4" draw:text-style-name="P1" draw:layer="layout" svg:x1="19.2cm" svg:y1="11.7cm" svg:x2="22.828cm" svg:y2="13.4cm">
          <text:p/>
        </draw:line>
        <draw:line draw:style-name="gr2" draw:text-style-name="P1" draw:layer="layout" svg:x1="8.4cm" svg:y1="4.9cm" svg:x2="13.3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2T10:21:04</meta:creation-date>
    <dc:date>2013-10-22T16:54:09</dc:date>
    <meta:editing-duration>PT8M14S</meta:editing-duration>
    <meta:editing-cycles>2</meta:editing-cycles>
    <meta:generator>LibreOffice/3.6$Linux_X86_64 LibreOffice_project/360m1$Build-2</meta:generator>
    <meta:document-statistic meta:object-count="47"/>
  </office:meta>
</office:document-meta>
</file>